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4319in" fo:margin-left="-0.0208in" fo:margin-top="0in" fo:margin-bottom="0in" table:align="left" style:writing-mode="page"/>
    </style:style>
    <style:style style:name="Table1.A" style:family="table-column">
      <style:table-column-properties style:column-width="4.4625in"/>
    </style:style>
    <style:style style:name="Table1.B" style:family="table-column">
      <style:table-column-properties style:column-width="0.6681in"/>
    </style:style>
    <style:style style:name="Table1.C" style:family="table-column">
      <style:table-column-properties style:column-width="1.4507in"/>
    </style:style>
    <style:style style:name="Table1.D" style:family="table-column">
      <style:table-column-properties style:column-width="0.85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ing_20_4">
      <style:text-properties officeooo:paragraph-rsid="0010c95b"/>
    </style:style>
    <style:style style:name="P2" style:family="paragraph" style:parent-style-name="Text_20_body">
      <style:text-properties officeooo:paragraph-rsid="0010c95b"/>
    </style:style>
    <style:style style:name="P3" style:family="paragraph" style:parent-style-name="Heading_20_4">
      <style:text-properties officeooo:paragraph-rsid="0015a77d"/>
    </style:style>
    <style:style style:name="P4" style:family="paragraph" style:parent-style-name="Text_20_body">
      <style:text-properties officeooo:paragraph-rsid="0015a77d"/>
    </style:style>
    <style:style style:name="P5" style:family="paragraph" style:parent-style-name="Text_20_body">
      <style:text-properties officeooo:paragraph-rsid="0017c4fc"/>
    </style:style>
    <style:style style:name="P6" style:family="paragraph" style:parent-style-name="Heading_20_2">
      <style:text-properties officeooo:paragraph-rsid="00172205"/>
    </style:style>
    <style:style style:name="P7" style:family="paragraph" style:parent-style-name="Heading_20_3">
      <style:text-properties officeooo:paragraph-rsid="0017c4fc"/>
    </style:style>
    <style:style style:name="P8" style:family="paragraph" style:parent-style-name="Heading_20_4">
      <style:text-properties officeooo:paragraph-rsid="0017c4fc"/>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end" style:justify-single-word="false">
        <style:tab-stops/>
      </style:paragraph-properties>
    </style:style>
    <style:style style:name="P11" style:family="paragraph" style:parent-style-name="Standard">
      <style:paragraph-properties fo:text-align="start" style:justify-single-word="false">
        <style:tab-stops/>
      </style:paragraph-properties>
      <style:text-properties style:font-name="Liberation Sans"/>
    </style:style>
    <style:style style:name="P12" style:family="paragraph" style:parent-style-name="Standard">
      <style:text-properties officeooo:paragraph-rsid="001d94cd"/>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5"/>
    <style:style style:name="P22" style:family="paragraph" style:parent-style-name="Text_20_body" style:list-style-name="L5">
      <style:paragraph-properties fo:margin-top="0in" fo:margin-bottom="0in" style:contextual-spacing="false"/>
    </style:style>
    <style:style style:name="P23" style:family="paragraph" style:parent-style-name="Text_20_body" style:list-style-name="L6"/>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style style:name="P26" style:family="paragraph" style:parent-style-name="Text_20_body" style:list-style-name="L7">
      <style:paragraph-properties fo:margin-top="0in" fo:margin-bottom="0in" style:contextual-spacing="false"/>
    </style:style>
    <style:style style:name="P27" style:family="paragraph" style:parent-style-name="Text_20_body" style:list-style-name="L8"/>
    <style:style style:name="P28" style:family="paragraph" style:parent-style-name="Text_20_body" style:list-style-name="L8">
      <style:paragraph-properties fo:margin-top="0in" fo:margin-bottom="0in" style:contextual-spacing="false"/>
    </style:style>
    <style:style style:name="P29" style:family="paragraph" style:parent-style-name="Text_20_body" style:list-style-name="L9"/>
    <style:style style:name="P30" style:family="paragraph" style:parent-style-name="Text_20_body" style:list-style-name="L9">
      <style:paragraph-properties fo:margin-top="0in" fo:margin-bottom="0in" style:contextual-spacing="false"/>
    </style:style>
    <style:style style:name="P31" style:family="paragraph" style:parent-style-name="Text_20_body" style:list-style-name="L10"/>
    <style:style style:name="P32" style:family="paragraph" style:parent-style-name="Text_20_body" style:list-style-name="L10">
      <style:paragraph-properties fo:margin-top="0in" fo:margin-bottom="0in" style:contextual-spacing="false"/>
    </style:style>
    <style:style style:name="P33" style:family="paragraph" style:parent-style-name="Text_20_body" style:list-style-name="L11"/>
    <style:style style:name="P34" style:family="paragraph" style:parent-style-name="Text_20_body" style:list-style-name="L11">
      <style:paragraph-properties fo:margin-top="0in" fo:margin-bottom="0in" style:contextual-spacing="false"/>
    </style:style>
    <style:style style:name="P35" style:family="paragraph" style:parent-style-name="Text_20_body" style:list-style-name="L12">
      <style:text-properties officeooo:paragraph-rsid="0017c4fc"/>
    </style:style>
    <style:style style:name="P36" style:family="paragraph" style:parent-style-name="Text_20_body" style:list-style-name="L13">
      <style:text-properties officeooo:paragraph-rsid="0017c4fc"/>
    </style:style>
    <style:style style:name="P37" style:family="paragraph" style:parent-style-name="Text_20_body">
      <style:text-properties officeooo:paragraph-rsid="0017c4fc"/>
    </style:style>
    <style:style style:name="P38" style:family="paragraph" style:parent-style-name="Text_20_body" style:list-style-name="L14"/>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list-style-name="L15"/>
    <style:style style:name="P41" style:family="paragraph" style:parent-style-name="Text_20_body" style:list-style-name="L15">
      <style:paragraph-properties fo:margin-top="0in" fo:margin-bottom="0in" style:contextual-spacing="false"/>
    </style:style>
    <style:style style:name="P42" style:family="paragraph" style:parent-style-name="Text_20_body" style:list-style-name="L16"/>
    <style:style style:name="P43" style:family="paragraph" style:parent-style-name="Text_20_body" style:list-style-name="L16">
      <style:paragraph-properties fo:margin-top="0in" fo:margin-bottom="0in" style:contextual-spacing="false"/>
    </style:style>
    <style:style style:name="P44" style:family="paragraph" style:parent-style-name="Text_20_body" style:list-style-name="L17"/>
    <style:style style:name="P45" style:family="paragraph" style:parent-style-name="Text_20_body" style:list-style-name="L17">
      <style:paragraph-properties fo:margin-top="0in" fo:margin-bottom="0in" style:contextual-spacing="false"/>
    </style:style>
    <style:style style:name="P46" style:family="paragraph" style:parent-style-name="Text_20_body" style:list-style-name="L18"/>
    <style:style style:name="P47" style:family="paragraph" style:parent-style-name="Text_20_body" style:list-style-name="L18">
      <style:paragraph-properties fo:margin-top="0in" fo:margin-bottom="0in" style:contextual-spacing="false"/>
    </style:style>
    <style:style style:name="P48" style:family="paragraph" style:parent-style-name="Text_20_body" style:list-style-name="L19"/>
    <style:style style:name="P49" style:family="paragraph" style:parent-style-name="Text_20_body" style:list-style-name="L19">
      <style:paragraph-properties fo:margin-top="0in" fo:margin-bottom="0in" style:contextual-spacing="false"/>
    </style:style>
    <style:style style:name="P50" style:family="paragraph" style:parent-style-name="Text_20_body" style:list-style-name="L20"/>
    <style:style style:name="P51" style:family="paragraph" style:parent-style-name="Text_20_body" style:list-style-name="L20">
      <style:paragraph-properties fo:margin-top="0in" fo:margin-bottom="0in" style:contextual-spacing="false"/>
    </style:style>
    <style:style style:name="P52" style:family="paragraph" style:parent-style-name="Text_20_body" style:list-style-name="L21"/>
    <style:style style:name="P53" style:family="paragraph" style:parent-style-name="Text_20_body" style:list-style-name="L21">
      <style:paragraph-properties fo:margin-top="0in" fo:margin-bottom="0in" style:contextual-spacing="false"/>
    </style:style>
    <style:style style:name="P54" style:family="paragraph" style:parent-style-name="Text_20_body" style:list-style-name="L22"/>
    <style:style style:name="P55" style:family="paragraph" style:parent-style-name="Text_20_body" style:list-style-name="L22">
      <style:paragraph-properties fo:margin-top="0in" fo:margin-bottom="0in" style:contextual-spacing="false"/>
    </style:style>
    <style:style style:name="P56" style:family="paragraph" style:parent-style-name="Text_20_body" style:list-style-name="L23"/>
    <style:style style:name="P57" style:family="paragraph" style:parent-style-name="Text_20_body" style:list-style-name="L23">
      <style:paragraph-properties fo:margin-top="0in" fo:margin-bottom="0in" style:contextual-spacing="false"/>
    </style:style>
    <style:style style:name="P58" style:family="paragraph" style:parent-style-name="Text_20_body" style:list-style-name="L24"/>
    <style:style style:name="P59" style:family="paragraph" style:parent-style-name="Text_20_body" style:list-style-name="L24">
      <style:paragraph-properties fo:margin-top="0in" fo:margin-bottom="0in" style:contextual-spacing="false"/>
    </style:style>
    <style:style style:name="P60" style:family="paragraph" style:parent-style-name="Text_20_body">
      <style:text-properties officeooo:paragraph-rsid="001d94cd"/>
    </style:style>
    <style:style style:name="T1" style:family="text">
      <style:text-properties officeooo:rsid="0010c95b"/>
    </style:style>
    <style:style style:name="T2" style:family="text">
      <style:text-properties fo:font-weight="normal" style:font-weight-asian="normal" style:font-weight-complex="normal"/>
    </style:style>
    <style:style style:name="T3" style:family="text">
      <style:text-properties fo:font-weight="normal" officeooo:rsid="0014d94a" style:font-weight-asian="normal" style:font-weight-complex="normal"/>
    </style:style>
    <style:style style:name="T4" style:family="text">
      <style:text-properties fo:font-weight="normal" officeooo:rsid="0015a77d" style:font-weight-asian="normal" style:font-weight-complex="normal"/>
    </style:style>
    <style:style style:name="T5" style:family="text">
      <style:text-properties fo:font-weight="normal" officeooo:rsid="00172205" style:font-weight-asian="normal" style:font-weight-complex="normal"/>
    </style:style>
    <style:style style:name="T6" style:family="text">
      <style:text-properties fo:font-weight="normal" officeooo:rsid="0017c4fc" style:font-weight-asian="normal" style:font-weight-complex="normal"/>
    </style:style>
    <style:style style:name="T7" style:family="text">
      <style:text-properties fo:font-weight="normal" officeooo:rsid="001d94cd" style:font-weight-asian="normal" style:font-weight-complex="normal"/>
    </style:style>
    <style:style style:name="T8" style:family="text">
      <style:text-properties fo:font-weight="bold" officeooo:rsid="0014d94a" style:font-weight-asian="bold" style:font-weight-complex="bold"/>
    </style:style>
    <style:style style:name="T9" style:family="text">
      <style:text-properties fo:font-weight="bold" officeooo:rsid="0015a77d" style:font-weight-asian="bold" style:font-weight-complex="bold"/>
    </style:style>
    <style:style style:name="T10" style:family="text">
      <style:text-properties fo:font-weight="bold" officeooo:rsid="0017c4fc" style:font-weight-asian="bold" style:font-weight-complex="bold"/>
    </style:style>
    <style:style style:name="T11" style:family="text">
      <style:text-properties fo:font-weight="bold" officeooo:rsid="001d94cd" style:font-weight-asian="bold" style:font-weight-complex="bold"/>
    </style:style>
    <style:style style:name="T12" style:family="text">
      <style:text-properties officeooo:rsid="00172205"/>
    </style:style>
    <style:style style:name="T13" style:family="text">
      <style:text-properties officeooo:rsid="0017c4fc"/>
    </style:style>
    <style:style style:name="T14" style:family="text">
      <style:text-properties style:font-name="Liberation Sans"/>
    </style:style>
    <style:style style:name="T15" style:family="text">
      <style:text-properties style:font-name="Liberation Sans" fo:font-weight="normal" officeooo:rsid="001d94cd"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oría de los Componentes de Hardware</text:span></text:h>
      <text:h text:style-name="P1" text:outline-level="4"><text:span text:style-name="Strong_20_Emphasis"><text:span text:style-name="T1">1. Placa Base</text:span></text:span></text:h>
      <text:p text:style-name="Text_20_body">La <text:span text:style-name="Strong_20_Emphasis">placa base</text:span> es la tarjeta de circuito principal de un ordenador. Es el componente que conecta todos los demás dispositivos entre sí. Está equipada con varios <text:span text:style-name="Strong_20_Emphasis">puertos</text:span>, <text:span text:style-name="Strong_20_Emphasis">ranuras de expansión</text:span> y <text:span text:style-name="Strong_20_Emphasis">conectores</text:span> que permiten la interacción entre los componentes de hardware.</text:p>
      <text:p text:style-name="P2"><text:span text:style-name="Strong_20_Emphasis"><text:span text:style-name="T1">Formatos de placas base:</text:span></text:span></text:p>
      <text:list text:style-name="L1">
        <text:list-item>
          <text:p text:style-name="P14"><text:span text:style-name="Strong_20_Emphasis">ATX (Advanced Technology Extended):</text:span> Este es el formato más común y el de mayor tamaño. Ofrece muchas ranuras de expansión, ideal para estaciones de trabajo y equipos que necesitan añadir varios dispositivos.</text:p>
        </text:list-item>
        <text:list-item>
          <text:p text:style-name="P14"><text:span text:style-name="Strong_20_Emphasis">MicroATX:</text:span> Más pequeña que la ATX, mantiene una buena cantidad de ranuras de expansión, pero en un formato más compacto, ideal para equipos de sobremesa.</text:p>
        </text:list-item>
        <text:list-item>
          <text:p text:style-name="P13"><text:span text:style-name="Strong_20_Emphasis">Mini-ITX:</text:span> Formato muy pequeño, con una capacidad de expansión limitada. Es útil para ordenadores compactos o en lugares con poco espacio.</text:p>
        </text:list-item>
      </text:list>
      <text:p text:style-name="P2"><text:span text:style-name="Strong_20_Emphasis"><text:span text:style-name="T1">Componentes clave de una placa base:</text:span></text:span></text:p>
      <text:list text:style-name="L2">
        <text:list-item>
          <text:p text:style-name="P16"><text:span text:style-name="Strong_20_Emphasis">Chipset:</text:span> Controla la comunicación entre el procesador, la memoria y los periféricos.</text:p>
        </text:list-item>
        <text:list-item>
          <text:p text:style-name="P15"><text:span text:style-name="Strong_20_Emphasis">BIOS/UEFI:</text:span> El firmware que arranca el ordenador y gestiona la configuración básica del sistema.</text:p>
        </text:list-item>
      </text:list>
      <text:h text:style-name="P1" text:outline-level="4"><text:span text:style-name="Strong_20_Emphasis"><text:span text:style-name="T1">2. Procesador (CPU)</text:span></text:span></text:h>
      <text:p text:style-name="Text_20_body">El <text:span text:style-name="Strong_20_Emphasis">procesador</text:span> o CPU (Central Processing Unit) es el cerebro del ordenador. Ejecuta las instrucciones de los programas y realiza cálculos necesarios para el funcionamiento del sistema.</text:p>
      <text:p text:style-name="Text_20_body"><text:span text:style-name="Strong_20_Emphasis">Componentes internos del procesador:</text:span></text:p>
      <text:list text:style-name="L3">
        <text:list-item>
          <text:p text:style-name="P18"><text:span text:style-name="Strong_20_Emphasis">Conjunto de instrucciones:</text:span> Define el lenguaje que el procesador entiende y los tipos de operaciones que puede realizar.</text:p>
        </text:list-item>
        <text:list-item>
          <text:p text:style-name="P18"><text:span text:style-name="Strong_20_Emphasis">Registros:</text:span> Almacenan temporalmente datos y direcciones durante el procesamiento de información.</text:p>
        </text:list-item>
        <text:list-item>
          <text:p text:style-name="P18"><text:span text:style-name="Strong_20_Emphasis">Unidad aritmético-lógica (ALU):</text:span> Realiza operaciones matemáticas y lógicas.</text:p>
        </text:list-item>
        <text:list-item>
          <text:p text:style-name="P17"><text:span text:style-name="Strong_20_Emphasis">Unidad de control:</text:span> Coordina el funcionamiento del procesador, dictando cuándo realizar cada instrucción.</text:p>
        </text:list-item>
      </text:list>
      <text:h text:style-name="P1" text:outline-level="4"><text:span text:style-name="Strong_20_Emphasis"><text:span text:style-name="T1">4. Almacenamiento (Discos Periféricos)</text:span></text:span></text:h>
      <text:p text:style-name="Text_20_body">El <text:span text:style-name="Strong_20_Emphasis">almacenamiento</text:span> es el lugar donde se guardan los datos de manera permanente o semipermanente. Existen dos tipos principales:</text:p>
      <text:list text:style-name="L4">
        <text:list-item>
          <text:p text:style-name="P20"><text:span text:style-name="Strong_20_Emphasis">Disco duro (HDD)</text:span>: utiliza platos magnéticos giratorios para almacenar datos. Son más lentos que los SSD, pero ofrecen gran capacidad a bajo costo.</text:p>
        </text:list-item>
        <text:list-item>
          <text:p text:style-name="P19"><text:span text:style-name="Strong_20_Emphasis">Unidad de estado sólido (SSD)</text:span>: utiliza memoria flash para almacenar datos. Son mucho más rápidos que los HDD, lo que mejora el rendimiento del sistema, especialmente en la carga de aplicaciones y el arranque del sistema operativo.</text:p>
        </text:list-item>
      </text:list>
      <text:h text:style-name="P1" text:outline-level="4"><text:soft-page-break/><text:span text:style-name="Strong_20_Emphasis"><text:span text:style-name="T1">5. Interfícies de Entrada/Salida</text:span></text:span></text:h>
      <text:p text:style-name="Text_20_body">Las <text:span text:style-name="Strong_20_Emphasis">interfaces de entrada/salida (I/O)</text:span> son los conectores que permiten la comunicación entre el ordenador y los dispositivos externos. Algunos ejemplos incluyen:</text:p>
      <text:list text:style-name="L5">
        <text:list-item>
          <text:p text:style-name="P22"><text:span text:style-name="Strong_20_Emphasis">USB (Universal Serial Bus)</text:span>: estándar para conectar periféricos como teclados, ratones, discos externos, etc.</text:p>
        </text:list-item>
        <text:list-item>
          <text:p text:style-name="P22"><text:span text:style-name="Strong_20_Emphasis">HDMI/DisplayPort</text:span>: utilizados para transmitir video y audio de alta definición a monitores o televisores.</text:p>
        </text:list-item>
        <text:list-item>
          <text:p text:style-name="P21"><text:span text:style-name="Strong_20_Emphasis">Ethernet (RJ45)</text:span>: puerto para conexión a redes cableadas.</text:p>
        </text:list-item>
      </text:list>
      <text:h text:style-name="P1" text:outline-level="4"><text:span text:style-name="Strong_20_Emphasis"><text:span text:style-name="T1">6. Tarjeta Gráfica (GPU)</text:span></text:span></text:h>
      <text:p text:style-name="Text_20_body">La <text:span text:style-name="Strong_20_Emphasis">tarjeta gráfica</text:span> o <text:span text:style-name="Strong_20_Emphasis">Unidad de Procesamiento Gráfico (GPU)</text:span> se encarga de renderizar gráficos en 2D o 3D y de ejecutar tareas de procesamiento intensivo relacionadas con imágenes o vídeos. Las tarjetas gráficas pueden ser:</text:p>
      <text:list text:style-name="L6">
        <text:list-item>
          <text:p text:style-name="P24"><text:span text:style-name="Strong_20_Emphasis">Integradas</text:span>: ya vienen incluidas en la CPU y son adecuadas para tareas básicas como la navegación o la ofimática.</text:p>
        </text:list-item>
        <text:list-item>
          <text:p text:style-name="P23"><text:span text:style-name="Strong_20_Emphasis">Dedicadas</text:span>: son componentes aparte, ideales para juegos, edición de vídeo y diseño gráfico, ya que tienen su propia memoria (VRAM).</text:p>
        </text:list-item>
      </text:list>
      <text:h text:style-name="P1" text:outline-level="4"><text:span text:style-name="Strong_20_Emphasis"><text:span text:style-name="T1">7. Fuente de Alimentación</text:span></text:span></text:h>
      <text:p text:style-name="Text_20_body">La <text:span text:style-name="Strong_20_Emphasis">fuente de alimentación (PSU)</text:span> convierte la corriente alterna (AC) de la red eléctrica en corriente continua (DC), que es lo que utilizan los componentes del ordenador. La PSU debe tener suficiente potencia para alimentar todos los componentes del sistema.</text:p>
      <text:h text:style-name="P1" text:outline-level="4"><text:span text:style-name="Strong_20_Emphasis"><text:span text:style-name="T1">8. Ventilación y Refrigeración</text:span></text:span></text:h>
      <text:p text:style-name="Text_20_body">La <text:span text:style-name="Strong_20_Emphasis">refrigeración</text:span> es esencial para evitar que los componentes del sistema se sobrecalienten. Puede ser pasiva (disipadores de calor) o activa (ventiladores). Para sistemas de alto rendimiento, también se puede usar refrigeración líquida.</text:p>
      <text:h text:style-name="Heading_20_2" text:outline-level="2"><text:span text:style-name="Strong_20_Emphasis">Teoría de los Componentes de Red</text:span></text:h>
      <text:h text:style-name="Heading_20_4" text:outline-level="4"><text:span text:style-name="Strong_20_Emphasis">1. Tipos de Redes</text:span></text:h>
      <text:p text:style-name="Text_20_body">Una red informática es un conjunto de dispositivos conectados entre sí para compartir información y recursos. Los principales tipos de redes son:</text:p>
      <text:list text:style-name="L7">
        <text:list-item>
          <text:p text:style-name="P26"><text:span text:style-name="Strong_20_Emphasis">LAN (Local Area Network)</text:span>: interconecta dispositivos dentro de un área pequeña, como una oficina o un centro educativo.</text:p>
        </text:list-item>
        <text:list-item>
          <text:p text:style-name="P26"><text:span text:style-name="Strong_20_Emphasis">WAN (Wide Area Network)</text:span>: conecta redes LAN a través de grandes distancias, utilizando enlaces externos como el Internet.</text:p>
        </text:list-item>
        <text:list-item>
          <text:p text:style-name="P25"><text:span text:style-name="Strong_20_Emphasis">Wi-Fi (Wireless LAN)</text:span>: una variante de LAN que utiliza señales inalámbricas para conectar dispositivos, eliminando la necesidad de cables.</text:p>
        </text:list-item>
      </text:list>
      <text:h text:style-name="Heading_20_4" text:outline-level="4"><text:span text:style-name="Strong_20_Emphasis">2. Topologías de Red</text:span></text:h>
      <text:p text:style-name="Text_20_body">La <text:span text:style-name="Strong_20_Emphasis">topología de red</text:span> define cómo se interconectan los dispositivos dentro de una red. Algunos tipos comunes son:</text:p>
      <text:list text:style-name="L8">
        <text:list-item>
          <text:p text:style-name="P28"><text:soft-page-break/><text:span text:style-name="Strong_20_Emphasis">Estrella</text:span>: todos los dispositivos están conectados a un nodo central (por ejemplo, un switch o un router). Es fácil de mantener y diagnosticar problemas.</text:p>
        </text:list-item>
        <text:list-item>
          <text:p text:style-name="P28"><text:span text:style-name="Strong_20_Emphasis">Bus</text:span>: todos los dispositivos están conectados en línea a un único cable. Es económica, pero menos fiable si el cable se daña.</text:p>
        </text:list-item>
        <text:list-item>
          <text:p text:style-name="P28"><text:span text:style-name="Strong_20_Emphasis">Anillo</text:span>: los dispositivos se conectan en un círculo cerrado. Cada dispositivo pasa los datos al siguiente hasta que alcanzan su destino.</text:p>
        </text:list-item>
        <text:list-item>
          <text:p text:style-name="P27"><text:span text:style-name="Strong_20_Emphasis">Malla</text:span>: cada dispositivo está conectado a varios otros. Ofrece redundancia, pero es más costosa.</text:p>
        </text:list-item>
      </text:list>
      <text:h text:style-name="Heading_20_4" text:outline-level="4"><text:span text:style-name="Strong_20_Emphasis">3. Switches y Routers</text:span></text:h>
      <text:list text:style-name="L9">
        <text:list-item>
          <text:p text:style-name="P30"><text:span text:style-name="Strong_20_Emphasis">Switch</text:span>: es un dispositivo que conecta varios equipos dentro de una red LAN, permitiendo que se comuniquen entre ellos. Es más eficiente que un hub, ya que envía los datos solo al dispositivo destinatario.</text:p>
        </text:list-item>
        <text:list-item>
          <text:p text:style-name="P29"><text:span text:style-name="Strong_20_Emphasis">Router</text:span>: conecta redes diferentes entre sí (por ejemplo, una LAN con Internet). También dirige el tráfico entre dispositivos en la red y puede proporcionar funcionalidades como cortafuegos y VPN.</text:p>
        </text:list-item>
      </text:list>
      <text:h text:style-name="Heading_20_4" text:outline-level="4"><text:span text:style-name="Strong_20_Emphasis">4. Cableado de Red</text:span></text:h>
      <text:p text:style-name="Text_20_body">El <text:span text:style-name="Strong_20_Emphasis">cableado de red</text:span> es crucial para la conexión física de dispositivos en una red LAN. Los tipos más comunes de cables son:</text:p>
      <text:list text:style-name="L10">
        <text:list-item>
          <text:p text:style-name="P32"><text:span text:style-name="Strong_20_Emphasis">UTP (Unshielded Twisted Pair)</text:span>: el tipo de cable más usado para redes Ethernet. La categoría más común es Cat 6, que soporta velocidades de hasta 1 Gbps.</text:p>
        </text:list-item>
        <text:list-item>
          <text:p text:style-name="P32"><text:span text:style-name="Strong_20_Emphasis">STP (Shielded Twisted Pair)</text:span>: similar al UTP, pero con una capa adicional de blindaje que reduce las interferencias electromagnéticas.</text:p>
        </text:list-item>
        <text:list-item>
          <text:p text:style-name="P31"><text:span text:style-name="Strong_20_Emphasis">Fibra Óptica</text:span>: utiliza pulsos de luz para transmitir datos a largas distancias y a velocidades extremadamente altas.</text:p>
        </text:list-item>
      </text:list>
      <text:h text:style-name="Heading_20_4" text:outline-level="4"><text:span text:style-name="Strong_20_Emphasis">5. Conectores RJ45</text:span></text:h>
      <text:p text:style-name="Text_20_body">Los <text:span text:style-name="Strong_20_Emphasis">conectores RJ45</text:span> se utilizan en el cableado Ethernet para conectar dispositivos a la red. Estos conectores se emplean con cables UTP o STP, y son los más comunes en redes LAN cableadas.</text:p>
      <text:h text:style-name="Heading_20_4" text:outline-level="4"><text:span text:style-name="Strong_20_Emphasis">6. Puntos de Acceso Wi-Fi (Access Points)</text:span></text:h>
      <text:p text:style-name="Text_20_body">Los <text:span text:style-name="Strong_20_Emphasis">puntos de acceso Wi-Fi</text:span> son dispositivos que permiten conectar dispositivos móviles (laptops, tablets, smartphones) a la red LAN de forma inalámbrica. Proveen señal Wi-Fi en zonas específicas y pueden conectarse a un router o switch para extender la red.</text:p>
      <text:h text:style-name="Heading_20_4" text:outline-level="4"><text:span text:style-name="Strong_20_Emphasis">7. Servidores</text:span></text:h>
      <text:p text:style-name="Text_20_body">Un <text:span text:style-name="Strong_20_Emphasis">servidor</text:span> es un ordenador especializado en gestionar servicios de red como almacenamiento de archivos, impresión compartida, correo electrónico o aplicaciones. Existen varios tipos de servidores, según su función:</text:p>
      <text:list text:style-name="L11">
        <text:list-item>
          <text:p text:style-name="P34"><text:span text:style-name="Strong_20_Emphasis">Servidor de archivos</text:span>: almacena y gestiona acceso a los archivos compartidos por varios usuarios.</text:p>
        </text:list-item>
        <text:list-item>
          <text:p text:style-name="P34"><text:span text:style-name="Strong_20_Emphasis">Servidor de impresión</text:span>: gestiona las solicitudes de impresión en una red.</text:p>
        </text:list-item>
        <text:list-item>
          <text:p text:style-name="P33"><text:soft-page-break/><text:span text:style-name="Strong_20_Emphasis">Servidor web</text:span>: aloja páginas web y las distribuye a los usuarios que las solicitan a través de Internet o de la red local.</text:p>
        </text:list-item>
      </text:list>
      <text:h text:style-name="Heading_20_4" text:outline-level="4"><text:span text:style-name="Strong_20_Emphasis">8. Firewall</text:span></text:h>
      <text:p text:style-name="Text_20_body">El <text:span text:style-name="Strong_20_Emphasis">firewall</text:span> es una herramienta de seguridad que se coloca entre una red interna y una red externa (como Internet). Su función es controlar el tráfico de red entrante y saliente, bloqueando accesos no autorizados y permitiendo solo las comunicaciones seguras.</text:p>
      <text:h text:style-name="Heading_20_2" text:outline-level="2"><text:span text:style-name="Strong_20_Emphasis">Creación de la empresa</text:span></text:h>
      <text:h text:style-name="Heading_20_4" text:outline-level="4"><text:span text:style-name="Strong_20_Emphasis"><text:span text:style-name="T8">Nombre de la empresa</text:span></text:span><text:span text:style-name="Strong_20_Emphasis"><text:span text:style-name="T3">: </text:span></text:span><text:span text:style-name="Strong_20_Emphasis"><text:span text:style-name="T4">TechSoluciones S.L.</text:span></text:span></text:h>
      <text:h text:style-name="Heading_20_4" text:outline-level="4"><text:span text:style-name="Strong_20_Emphasis">Descripción de la empresa: </text:span><text:span text:style-name="Strong_20_Emphasis"><text:span text:style-name="T2">TechSoluciones S.L. es una empresa de servicios tecnológicos especializada en proporcionar soluciones de infraestructura informática a pequeñas y medianas empresas, así como a centros educativos. Nos encargamos del montaje de ordenadores, configuración de redes y servidores, además de garantizar la seguridad informática y un rendimiento óptimo.</text:span></text:span></text:h>
      <text:h text:style-name="P3" text:outline-level="4"><text:span text:style-name="Strong_20_Emphasis"><text:span text:style-name="T9">Objetivo del proyecto: </text:span></text:span><text:span text:style-name="Strong_20_Emphasis"><text:span text:style-name="T4">El objetivo </text:span></text:span><text:span text:style-name="Strong_20_Emphasis"><text:span text:style-name="T5">es diseñas y montar una infraestructura informática para TechSoluciones, compuesta por estaciones de trabajo para los empleados, servidores para la gestión de datos y servicios, y una red eficiente y segura para la interconexión de todos los dispositivos.</text:span></text:span></text:h>
      <text:p text:style-name="P4"><text:span text:style-name="Strong_20_Emphasis"><text:span text:style-name="T4"/></text:span></text:p>
      <text:h text:style-name="P6" text:outline-level="2"><text:span text:style-name="Strong_20_Emphasis"><text:span text:style-name="T12">Montaje de Ordenadores y Servidores</text:span></text:span></text:h>
      <text:p text:style-name="P5"><text:span text:style-name="Strong_20_Emphasis"/></text:p>
      <text:h text:style-name="P7" text:outline-level="3"><text:span text:style-name="Strong_20_Emphasis">Modelo para el Departamento de Desarrollo</text:span></text:h>
      <text:p text:style-name="Text_20_body">Este equipo estará destinado a los desarrolladores, quienes realizan tareas de programación, desarrollo web, pruebas de software y edición gráfica básica. Necesitan un equipo potente para manejar múltiples aplicaciones y entornos de desarrollo.</text:p>
      <text:p text:style-name="P5"><text:span text:style-name="Strong_20_Emphasis"/></text:p>
      <text:p text:style-name="P5"><text:span text:style-name="Strong_20_Emphasis"><text:span text:style-name="T10">Especificaciones del PC de Desarrollo</text:span></text:span><text:span text:style-name="Strong_20_Emphasis"><text:span text:style-name="T6">:</text:span></text:span></text:p>
      <text:p text:style-name="P5"><text:span text:style-name="Strong_20_Emphasis"><text:span text:style-name="T6">1. </text:span></text:span><text:span text:style-name="Strong_20_Emphasis"><text:span text:style-name="T10">Placa Base</text:span></text:span><text:span text:style-name="Strong_20_Emphasis"><text:span text:style-name="T6">:</text:span></text:span></text:p>
      <text:list text:style-name="L12">
        <text:list-item>
          <text:p text:style-name="P35"><text:span text:style-name="Strong_20_Emphasis"><text:span text:style-name="T10">Formato</text:span></text:span><text:span text:style-name="Strong_20_Emphasis"><text:span text:style-name="T6">: ATX</text:span></text:span></text:p>
        </text:list-item>
        <text:list-item>
          <text:p text:style-name="P35"><text:span text:style-name="Strong_20_Emphasis"><text:span text:style-name="T10">Modelo</text:span></text:span><text:span text:style-name="Strong_20_Emphasis"><text:span text:style-name="T6">: Asus TUF Gaming Z590-Plus</text:span></text:span></text:p>
        </text:list-item>
        <text:list-item>
          <text:p text:style-name="P35"><text:span text:style-name="Strong_20_Emphasis"><text:span text:style-name="T10">Características</text:span></text:span><text:span text:style-name="Strong_20_Emphasis"><text:span text:style-name="T6">: Soporte para procesadores Intel de última generación, PCIe 4.0 para almacenamiento rápido y puertos USB3.2 para conectar perífericos.</text:span></text:span></text:p>
        </text:list-item>
      </text:list>
      <text:p text:style-name="P5"><text:span text:style-name="Strong_20_Emphasis"><text:span text:style-name="T6">2. </text:span></text:span><text:span text:style-name="Strong_20_Emphasis"><text:span text:style-name="T10">Procesador (CPU)</text:span></text:span><text:span text:style-name="Strong_20_Emphasis"><text:span text:style-name="T6">:</text:span></text:span></text:p>
      <text:list xml:id="list2267304671" text:style-name="L13">
        <text:list-item>
          <text:p text:style-name="P36"><text:span text:style-name="Strong_20_Emphasis"><text:span text:style-name="T10">Modelo</text:span></text:span><text:span text:style-name="Strong_20_Emphasis"><text:span text:style-name="T6">: Intel Core i7-11700K (8 núcleos, 3.6GHz, hasta 5.0 GHz con Turbo Boost)</text:span></text:span></text:p>
        </text:list-item>
        <text:list-item>
          <text:p text:style-name="P36"><text:span text:style-name="Strong_20_Emphasis"><text:span text:style-name="T13">Descripción</text:span></text:span><text:span text:style-name="Strong_20_Emphasis"><text:span text:style-name="T6">: Ideal para el desarrollo de software, con capacidad para ejecutar máquinas virtuales y entornos de pruebas sin problemas.</text:span></text:span></text:p>
        </text:list-item>
        <text:list-item text:style-override="L18">
          <text:p text:style-name="P46"><text:soft-page-break/><text:span text:style-name="Strong_20_Emphasis">Memoria RAM</text:span>:</text:p>
          <text:list text:style-name="L18">
            <text:list-item>
              <text:p text:style-name="P47"><text:span text:style-name="Strong_20_Emphasis">32 GB DDR4 a 3200 MHz</text:span> (2x16 GB).</text:p>
            </text:list-item>
            <text:list-item>
              <text:p text:style-name="P47"><text:span text:style-name="Strong_20_Emphasis">Descripción</text:span>: Memoria suficiente para manejar múltiples proyectos y aplicaciones al mismo tiempo, como IDEs, navegadores con muchas pestañas, y otros entornos de desarrollo.</text:p>
            </text:list-item>
          </text:list>
        </text:list-item>
        <text:list-item text:style-override="L18">
          <text:p text:style-name="P46"><text:span text:style-name="Strong_20_Emphasis">Almacenamiento</text:span>:</text:p>
          <text:list text:style-name="L18">
            <text:list-item>
              <text:p text:style-name="P47"><text:span text:style-name="Strong_20_Emphasis">1 SSD NVMe de 1 TB</text:span> (Samsung 980 Pro) para el sistema operativo y aplicaciones (altísima velocidad de lectura/escritura).</text:p>
            </text:list-item>
            <text:list-item>
              <text:p text:style-name="P47"><text:span text:style-name="Strong_20_Emphasis">1 HDD de 2 TB</text:span> (Seagate Barracuda) para almacenamiento de proyectos y datos.</text:p>
            </text:list-item>
          </text:list>
        </text:list-item>
        <text:list-item text:style-override="L18">
          <text:p text:style-name="P46"><text:span text:style-name="Strong_20_Emphasis">Tarjeta Gráfica (GPU)</text:span>:</text:p>
          <text:list text:style-name="L18">
            <text:list-item>
              <text:p text:style-name="P47"><text:span text:style-name="Strong_20_Emphasis">Modelo</text:span>: Nvidia GTX 1660 Super.</text:p>
            </text:list-item>
            <text:list-item>
              <text:p text:style-name="P47"><text:span text:style-name="Strong_20_Emphasis">Descripción</text:span>: Adecuada para programación y diseño gráfico básico, con capacidad de soporte para trabajos en 3D ligeros o tareas de compilación que usan GPU.</text:p>
            </text:list-item>
          </text:list>
        </text:list-item>
        <text:list-item text:style-override="L18">
          <text:p text:style-name="P46"><text:span text:style-name="Strong_20_Emphasis">Fuente de Alimentación (PSU)</text:span>:</text:p>
          <text:list text:style-name="L18">
            <text:list-item>
              <text:p text:style-name="P47"><text:span text:style-name="Strong_20_Emphasis">Corsair RM750x</text:span> (750W, 80 Plus Gold).</text:p>
            </text:list-item>
            <text:list-item>
              <text:p text:style-name="P47"><text:span text:style-name="Strong_20_Emphasis">Descripción</text:span>: Potencia más que suficiente para manejar los componentes del sistema y ofrecer estabilidad.</text:p>
            </text:list-item>
          </text:list>
        </text:list-item>
        <text:list-item text:style-override="L18">
          <text:p text:style-name="P46"><text:span text:style-name="Strong_20_Emphasis">Refrigeración</text:span>:</text:p>
          <text:list text:style-name="L18">
            <text:list-item>
              <text:p text:style-name="P47">Sistema de <text:span text:style-name="Strong_20_Emphasis">refrigeración líquida</text:span> Corsair H100i para mantener el procesador a baja temperatura bajo cargas intensas.</text:p>
            </text:list-item>
          </text:list>
        </text:list-item>
        <text:list-item text:style-override="L18">
          <text:p text:style-name="P46"><text:span text:style-name="Strong_20_Emphasis">Monitor</text:span>:</text:p>
          <text:list text:style-name="L18">
            <text:list-item>
              <text:p text:style-name="P46"><text:span text:style-name="Strong_20_Emphasis">Dual Monitor</text:span> de 24 pulgadas, resolución Full HD para mejorar la productividad al permitir múltiples ventanas visibles a la vez.</text:p>
            </text:list-item>
          </text:list>
        </text:list-item>
      </text:list>
      <text:h text:style-name="Heading_20_4" text:outline-level="4"><text:span text:style-name="Strong_20_Emphasis">Resumen del PC de Desarrollo</text:span>:</text:h>
      <text:list text:style-name="L19">
        <text:list-item>
          <text:p text:style-name="P49"><text:span text:style-name="Strong_20_Emphasis">Orientación</text:span>: Multitarea intensiva (desarrollo de software, máquinas virtuales, pruebas).</text:p>
        </text:list-item>
        <text:list-item>
          <text:p text:style-name="P48"><text:span text:style-name="Strong_20_Emphasis">Prioridad</text:span>: Potencia de CPU, cantidad de RAM y almacenamiento rápido.</text:p>
        </text:list-item>
      </text:list>
      <text:h text:style-name="P7" text:outline-level="3"><text:span text:style-name="Strong_20_Emphasis"><text:span text:style-name="T13">Portátil para el Departamento de Desarrollo</text:span></text:span></text:h>
      <text:p text:style-name="Text_20_body">Este portátil está diseñado para ser lo suficientemente potente como para ejecutar entornos de desarrollo, pruebas y programación con facilidad. Además, ofrece la portabilidad necesaria para teletrabajar.</text:p>
      <text:p text:style-name="P5"><text:span text:style-name="Strong_20_Emphasis"><text:span text:style-name="T10"/></text:span></text:p>
      <text:h text:style-name="P8" text:outline-level="4"><text:span text:style-name="Strong_20_Emphasis"><text:span text:style-name="T13">Especificaciones del Portátil para Desarrollo</text:span></text:span><text:span text:style-name="Strong_20_Emphasis"><text:span text:style-name="T10">:</text:span></text:span></text:h>
      <text:list text:style-name="L22">
        <text:list-item>
          <text:p text:style-name="P54"><text:span text:style-name="Strong_20_Emphasis">Modelo</text:span>: <text:span text:style-name="Strong_20_Emphasis">Dell XPS 15 (2023)</text:span></text:p>
          <text:list>
            <text:list-item>
              <text:p text:style-name="P55">Un portátil conocido por su gran rendimiento y equilibrio entre potencia y portabilidad.</text:p>
            </text:list-item>
          </text:list>
        </text:list-item>
        <text:list-item>
          <text:p text:style-name="P54"><text:span text:style-name="Strong_20_Emphasis">Procesador (CPU)</text:span>:</text:p>
          <text:list>
            <text:list-item>
              <text:p text:style-name="P55"><text:span text:style-name="Strong_20_Emphasis">Intel Core i7-13700H</text:span> (14 núcleos, 20 hilos, hasta 5.0 GHz).</text:p>
            </text:list-item>
            <text:list-item>
              <text:p text:style-name="P55"><text:soft-page-break/><text:span text:style-name="Strong_20_Emphasis">Descripción</text:span>: Potente procesador que permite la ejecución de tareas multitarea exigentes, como la compilación de código, pruebas y desarrollo de aplicaciones.</text:p>
            </text:list-item>
          </text:list>
        </text:list-item>
        <text:list-item>
          <text:p text:style-name="P54"><text:span text:style-name="Strong_20_Emphasis">Memoria RAM</text:span>:</text:p>
          <text:list>
            <text:list-item>
              <text:p text:style-name="P55"><text:span text:style-name="Strong_20_Emphasis">32 GB DDR5 a 4800 MHz</text:span>.</text:p>
            </text:list-item>
            <text:list-item>
              <text:p text:style-name="P55"><text:span text:style-name="Strong_20_Emphasis">Descripción</text:span>: Cantidad de RAM suficiente para trabajar en múltiples entornos de desarrollo, máquinas virtuales o ejecutar aplicaciones intensivas en memoria.</text:p>
            </text:list-item>
          </text:list>
        </text:list-item>
        <text:list-item>
          <text:p text:style-name="P54"><text:span text:style-name="Strong_20_Emphasis">Almacenamiento</text:span>:</text:p>
          <text:list>
            <text:list-item>
              <text:p text:style-name="P55"><text:span text:style-name="Strong_20_Emphasis">1 TB SSD NVMe</text:span>.</text:p>
            </text:list-item>
            <text:list-item>
              <text:p text:style-name="P55"><text:span text:style-name="Strong_20_Emphasis">Descripción</text:span>: Almacenamiento rápido que asegura que el sistema operativo, programas y archivos se carguen de manera eficiente. Es perfecto para trabajar con grandes proyectos de desarrollo y tener tiempos de carga rápidos.</text:p>
            </text:list-item>
          </text:list>
        </text:list-item>
        <text:list-item>
          <text:p text:style-name="P54"><text:span text:style-name="Strong_20_Emphasis">Tarjeta Gráfica (GPU)</text:span>:</text:p>
          <text:list>
            <text:list-item>
              <text:p text:style-name="P55"><text:span text:style-name="Strong_20_Emphasis">Nvidia GeForce RTX 4060</text:span> con 8 GB GDDR6.</text:p>
            </text:list-item>
            <text:list-item>
              <text:p text:style-name="P55"><text:span text:style-name="Strong_20_Emphasis">Descripción</text:span>: GPU dedicada que permite tareas de desarrollo intensivas, como simulaciones, desarrollo de juegos o trabajo con gráficos complejos. También es útil si se trabaja con tecnologías de aprendizaje automático o inteligencia artificial.</text:p>
            </text:list-item>
          </text:list>
        </text:list-item>
        <text:list-item>
          <text:p text:style-name="P54"><text:span text:style-name="Strong_20_Emphasis">Pantalla</text:span>:</text:p>
          <text:list>
            <text:list-item>
              <text:p text:style-name="P55"><text:span text:style-name="Strong_20_Emphasis">Pantalla de 15.6 pulgadas UHD+ (3840x2400)</text:span>.</text:p>
            </text:list-item>
            <text:list-item>
              <text:p text:style-name="P55"><text:span text:style-name="Strong_20_Emphasis">Descripción</text:span>: Pantalla táctil de alta resolución con una relación de aspecto 16:10. Ideal para trabajar con múltiples ventanas abiertas y ver detalles nítidos en el código y gráficos.</text:p>
            </text:list-item>
          </text:list>
        </text:list-item>
        <text:list-item>
          <text:p text:style-name="P54"><text:span text:style-name="Strong_20_Emphasis">Conectividad</text:span>:</text:p>
          <text:list>
            <text:list-item>
              <text:p text:style-name="P55"><text:span text:style-name="Strong_20_Emphasis">Wi-Fi 6</text:span> y <text:span text:style-name="Strong_20_Emphasis">Bluetooth 5.2</text:span> para conectividad inalámbrica rápida.</text:p>
            </text:list-item>
            <text:list-item>
              <text:p text:style-name="P55"><text:span text:style-name="Strong_20_Emphasis">Puertos</text:span>: USB-C, Thunderbolt 4, lector de tarjetas SD, y puerto para auriculares. Los puertos Thunderbolt permiten conectarse a estaciones de trabajo externas y monitores adicionales, lo que es ideal para el teletrabajo.</text:p>
            </text:list-item>
          </text:list>
        </text:list-item>
        <text:list-item>
          <text:p text:style-name="P54"><text:span text:style-name="Strong_20_Emphasis">Batería</text:span>:</text:p>
          <text:list>
            <text:list-item>
              <text:p text:style-name="P55"><text:span text:style-name="Strong_20_Emphasis">Batería de 86 Wh</text:span>.</text:p>
            </text:list-item>
            <text:list-item>
              <text:p text:style-name="P55"><text:span text:style-name="Strong_20_Emphasis">Descripción</text:span>: Ofrece una larga duración de batería, lo que permite trabajar durante varias horas sin necesidad de recargar, ideal para reuniones y jornadas largas de teletrabajo.</text:p>
            </text:list-item>
          </text:list>
        </text:list-item>
        <text:list-item>
          <text:p text:style-name="P54"><text:span text:style-name="Strong_20_Emphasis">Peso</text:span>:</text:p>
          <text:list>
            <text:list-item>
              <text:p text:style-name="P55"><text:span text:style-name="Strong_20_Emphasis">1.83 kg</text:span>.</text:p>
            </text:list-item>
            <text:list-item>
              <text:p text:style-name="P54"><text:span text:style-name="Strong_20_Emphasis">Descripción</text:span>: Ligero y fácil de transportar, manteniendo una excelente portabilidad sin sacrificar rendimiento.</text:p>
            </text:list-item>
          </text:list>
        </text:list-item>
      </text:list>
      <text:h text:style-name="Heading_20_4" text:outline-level="4"><text:span text:style-name="Strong_20_Emphasis">Accesorios Adicionales para el Teletrabajo</text:span>:</text:h>
      <text:list text:style-name="L23">
        <text:list-item>
          <text:p text:style-name="P57"><text:span text:style-name="Strong_20_Emphasis">Docking Station</text:span>: Para facilitar la conexión rápida a monitores externos, teclado y ratón cuando el desarrollador trabaje desde casa.</text:p>
        </text:list-item>
        <text:list-item>
          <text:p text:style-name="P56"><text:span text:style-name="Strong_20_Emphasis">Teclado y ratón inalámbricos</text:span>: Para mayor comodidad cuando se use en modo escritorio.</text:p>
        </text:list-item>
      </text:list>
      <text:h text:style-name="Heading_20_4" text:outline-level="4"><text:soft-page-break/><text:span text:style-name="Strong_20_Emphasis">Resumen del Portátil de Desarrollo</text:span>:</text:h>
      <text:list text:style-name="L24">
        <text:list-item>
          <text:p text:style-name="P59"><text:span text:style-name="Strong_20_Emphasis">Procesador</text:span>: Intel Core i7-13700H.</text:p>
        </text:list-item>
        <text:list-item>
          <text:p text:style-name="P59"><text:span text:style-name="Strong_20_Emphasis">RAM</text:span>: 32 GB DDR5.</text:p>
        </text:list-item>
        <text:list-item>
          <text:p text:style-name="P59"><text:span text:style-name="Strong_20_Emphasis">Almacenamiento</text:span>: 1 TB SSD.</text:p>
        </text:list-item>
        <text:list-item>
          <text:p text:style-name="P59"><text:span text:style-name="Strong_20_Emphasis">Tarjeta Gráfica</text:span>: Nvidia RTX 4060.</text:p>
        </text:list-item>
        <text:list-item>
          <text:p text:style-name="P59"><text:span text:style-name="Strong_20_Emphasis">Pantalla</text:span>: 15.6 pulgadas UHD+.</text:p>
        </text:list-item>
        <text:list-item>
          <text:p text:style-name="P58"><text:span text:style-name="Strong_20_Emphasis">Peso</text:span>: 1.83 kg.</text:p>
        </text:list-item>
      </text:list>
      <text:p text:style-name="Text_20_body">Este portátil proporciona suficiente potencia para teletrabajar y ejecutar las mismas aplicaciones que en el equipo de escritorio, además de permitir trabajar en cualquier lugar con conectividad y portabilidad.</text:p>
      <text:p text:style-name="P5"><text:span text:style-name="Strong_20_Emphasis"><text:span text:style-name="T10"/></text:span></text:p>
      <text:p text:style-name="P5"><text:span text:style-name="Strong_20_Emphasis"><text:span text:style-name="T10">Modelo para el Departamento de Administración</text:span></text:span></text:p>
      <text:p text:style-name="P5"><text:span text:style-name="Strong_20_Emphasis"><text:span text:style-name="T6">Este equipo será utilizado por el personal administrativo para realizar tareas de oficina, como gestión de documentos, correos electrónicos, hojas de cálculo y navegación por internet. No requiere tanta potencia como el equipo de desarrollo, pero debe ser eficiente para tareas multitarea de oficina.</text:span></text:span></text:p>
      <text:h text:style-name="Heading_20_4" text:outline-level="4"><text:span text:style-name="Strong_20_Emphasis">Especificaciones del PC de Administración</text:span>:</text:h>
      <text:list text:style-name="L20">
        <text:list-item>
          <text:p text:style-name="P50"><text:span text:style-name="Strong_20_Emphasis">Placa Base</text:span>:</text:p>
          <text:list>
            <text:list-item>
              <text:p text:style-name="P51"><text:span text:style-name="Strong_20_Emphasis">Formato</text:span>: Micro-ATX.</text:p>
            </text:list-item>
            <text:list-item>
              <text:p text:style-name="P51"><text:span text:style-name="Strong_20_Emphasis">Modelo</text:span>: MSI B460M PRO-VDH.</text:p>
            </text:list-item>
            <text:list-item>
              <text:p text:style-name="P51"><text:span text:style-name="Strong_20_Emphasis">Características</text:span>: Compacta, con puertos suficientes para periféricos comunes como impresoras, escáneres y almacenamiento externo.</text:p>
            </text:list-item>
          </text:list>
        </text:list-item>
        <text:list-item>
          <text:p text:style-name="P50"><text:span text:style-name="Strong_20_Emphasis">Procesador (CPU)</text:span>:</text:p>
          <text:list>
            <text:list-item>
              <text:p text:style-name="P51"><text:span text:style-name="Strong_20_Emphasis">Modelo</text:span>: Intel Core i5-10400 (6 núcleos, 2.9 GHz, hasta 4.3 GHz con Turbo Boost).</text:p>
            </text:list-item>
            <text:list-item>
              <text:p text:style-name="P51"><text:span text:style-name="Strong_20_Emphasis">Descripción</text:span>: Procesador eficiente para tareas de oficina, permitiendo realizar tareas simultáneas sin problemas.</text:p>
            </text:list-item>
          </text:list>
        </text:list-item>
        <text:list-item>
          <text:p text:style-name="P50"><text:span text:style-name="Strong_20_Emphasis">Memoria RAM</text:span>:</text:p>
          <text:list>
            <text:list-item>
              <text:p text:style-name="P51"><text:span text:style-name="Strong_20_Emphasis">16 GB DDR4 a 2666 MHz</text:span> (2x8 GB).</text:p>
            </text:list-item>
            <text:list-item>
              <text:p text:style-name="P51"><text:span text:style-name="Strong_20_Emphasis">Descripción</text:span>: Más que suficiente para realizar tareas administrativas, trabajar con varias aplicaciones de oficina y hojas de cálculo grandes sin ralentizaciones.</text:p>
            </text:list-item>
          </text:list>
        </text:list-item>
        <text:list-item>
          <text:p text:style-name="P50"><text:span text:style-name="Strong_20_Emphasis">Almacenamiento</text:span>:</text:p>
          <text:list>
            <text:list-item>
              <text:p text:style-name="P51"><text:span text:style-name="Strong_20_Emphasis">1 SSD de 512 GB</text:span> (Crucial MX500) para el sistema operativo y aplicaciones.</text:p>
            </text:list-item>
            <text:list-item>
              <text:p text:style-name="P51"><text:span text:style-name="Strong_20_Emphasis">Descripción</text:span>: Mejora la velocidad de arranque del sistema y la carga de aplicaciones.</text:p>
            </text:list-item>
          </text:list>
        </text:list-item>
        <text:list-item>
          <text:p text:style-name="P50"><text:span text:style-name="Strong_20_Emphasis">Tarjeta Gráfica (GPU)</text:span>:</text:p>
          <text:list>
            <text:list-item>
              <text:p text:style-name="P51"><text:span text:style-name="Strong_20_Emphasis">Integrada</text:span> en el procesador (Intel UHD Graphics 630).</text:p>
            </text:list-item>
            <text:list-item>
              <text:p text:style-name="P51"><text:span text:style-name="Strong_20_Emphasis">Descripción</text:span>: Más que suficiente para las tareas administrativas diarias como navegación, ofimática y presentaciones.</text:p>
            </text:list-item>
          </text:list>
        </text:list-item>
        <text:list-item>
          <text:p text:style-name="P50"><text:span text:style-name="Strong_20_Emphasis">Fuente de Alimentación (PSU)</text:span>:</text:p>
          <text:list>
            <text:list-item>
              <text:p text:style-name="P51"><text:span text:style-name="Strong_20_Emphasis">Corsair CV450</text:span> (450W, 80 Plus Bronze).</text:p>
            </text:list-item>
            <text:list-item>
              <text:p text:style-name="P51"><text:span text:style-name="Strong_20_Emphasis">Descripción</text:span>: Potencia adecuada para un equipo que no requiere mucha energía.</text:p>
            </text:list-item>
          </text:list>
        </text:list-item>
        <text:list-item>
          <text:p text:style-name="P50"><text:soft-page-break/><text:span text:style-name="Strong_20_Emphasis">Refrigeración</text:span>:</text:p>
          <text:list>
            <text:list-item>
              <text:p text:style-name="P51">Ventilador de aire convencional (Cooler Master Hyper 212) para mantener el sistema fresco sin necesidad de refrigeración líquida.</text:p>
            </text:list-item>
          </text:list>
        </text:list-item>
        <text:list-item>
          <text:p text:style-name="P50"><text:span text:style-name="Strong_20_Emphasis">Monitor</text:span>:</text:p>
          <text:list>
            <text:list-item>
              <text:p text:style-name="P50"><text:span text:style-name="Strong_20_Emphasis">Monitor de 22 pulgadas</text:span> Full HD para tareas de oficina.</text:p>
            </text:list-item>
          </text:list>
        </text:list-item>
      </text:list>
      <text:h text:style-name="Heading_20_4" text:outline-level="4"><text:span text:style-name="Strong_20_Emphasis">Resumen del PC de Administración</text:span>:</text:h>
      <text:list text:style-name="L21">
        <text:list-item>
          <text:p text:style-name="P53"><text:span text:style-name="Strong_20_Emphasis">Orientación</text:span>: Tareas básicas de oficina (gestión de documentos, correos, hojas de cálculo).</text:p>
        </text:list-item>
        <text:list-item>
          <text:p text:style-name="P52"><text:span text:style-name="Strong_20_Emphasis">Prioridad</text:span>: Eficiencia en multitarea con un costo más contenido.</text:p>
        </text:list-item>
      </text:list>
      <text:h text:style-name="P7" text:outline-level="3"><text:span text:style-name="Strong_20_Emphasis"><text:span text:style-name="T13">Interconexión de la Red</text:span></text:span></text:h>
      <text:h text:style-name="Heading_20_4" text:outline-level="4"><text:span text:style-name="Strong_20_Emphasis">Topología de Red</text:span>:</text:h>
      <text:p text:style-name="Text_20_body">Utilizaremos una <text:span text:style-name="Strong_20_Emphasis">topología en estrella</text:span> donde todos los dispositivos están conectados a un switch central, el cual está conectado al router que gestiona la conexión a internet y la red interna.</text:p>
      <text:h text:style-name="Heading_20_4" text:outline-level="4"><text:span text:style-name="Strong_20_Emphasis">Componentes de la Red</text:span>:</text:h>
      <text:list text:style-name="L14">
        <text:list-item>
          <text:p text:style-name="P38"><text:span text:style-name="Strong_20_Emphasis">Switch</text:span>:</text:p>
          <text:list>
            <text:list-item>
              <text:p text:style-name="P39"><text:span text:style-name="Strong_20_Emphasis">Modelo</text:span>: Cisco SG300-28 28-Port Gigabit Managed Switch.</text:p>
            </text:list-item>
            <text:list-item>
              <text:p text:style-name="P39">Funciona como el concentrador de la red para conectar todas las estaciones de trabajo, el servidor y otros dispositivos de red.</text:p>
            </text:list-item>
          </text:list>
        </text:list-item>
        <text:list-item>
          <text:p text:style-name="P38"><text:span text:style-name="Strong_20_Emphasis">Router</text:span>:</text:p>
          <text:list>
            <text:list-item>
              <text:p text:style-name="P39"><text:span text:style-name="Strong_20_Emphasis">Modelo</text:span>: Cisco RV340 Dual WAN Gigabit Router.</text:p>
            </text:list-item>
            <text:list-item>
              <text:p text:style-name="P39">Proporciona acceso a internet y dirige el tráfico de red de manera eficiente. También tiene funcionalidades VPN para acceso remoto seguro.</text:p>
            </text:list-item>
          </text:list>
        </text:list-item>
        <text:list-item>
          <text:p text:style-name="P38"><text:span text:style-name="Strong_20_Emphasis">Puntos de Acceso Wi-Fi</text:span>:</text:p>
          <text:list>
            <text:list-item>
              <text:p text:style-name="P39"><text:span text:style-name="Strong_20_Emphasis">Modelo</text:span>: Ubiquiti UniFi AP AC PRO.</text:p>
            </text:list-item>
            <text:list-item>
              <text:p text:style-name="P39">2 puntos de acceso Wi-Fi para cubrir toda la oficina y permitir conectividad inalámbrica.</text:p>
            </text:list-item>
          </text:list>
        </text:list-item>
        <text:list-item>
          <text:p text:style-name="P38"><text:span text:style-name="Strong_20_Emphasis">Cableado de Red</text:span>:</text:p>
          <text:list>
            <text:list-item>
              <text:p text:style-name="P39"><text:span text:style-name="Strong_20_Emphasis">Tipo</text:span>: Cableado Cat 6 para conexiones por cable de alta velocidad (1 Gbps).</text:p>
            </text:list-item>
            <text:list-item>
              <text:p text:style-name="P39"><text:span text:style-name="Strong_20_Emphasis">Conectores</text:span>: RJ45 en todos los dispositivos cableados.</text:p>
            </text:list-item>
          </text:list>
        </text:list-item>
        <text:list-item>
          <text:p text:style-name="P38"><text:span text:style-name="Strong_20_Emphasis">Seguridad de la Red</text:span>:</text:p>
          <text:list>
            <text:list-item>
              <text:p text:style-name="P39">Configuración de <text:span text:style-name="Strong_20_Emphasis">VLANs</text:span> para separar la red de empleados de la red de invitados o cualquier dispositivo externo.</text:p>
            </text:list-item>
            <text:list-item>
              <text:p text:style-name="P39"><text:span text:style-name="Strong_20_Emphasis">Firewall físico</text:span>: Filtrado del tráfico entrante y saliente, prevención de intrusiones, y protección contra ataques.</text:p>
            </text:list-item>
            <text:list-item>
              <text:p text:style-name="P38"><text:span text:style-name="Strong_20_Emphasis">Red VPN</text:span>: Permitir acceso remoto seguro a empleados que trabajan desde fuera de la oficina.</text:p>
            </text:list-item>
          </text:list>
        </text:list-item>
      </text:list>
      <text:p text:style-name="Horizontal_20_Line"/>
      <text:h text:style-name="Heading_20_3" text:outline-level="3"><text:soft-page-break/><text:span text:style-name="Strong_20_Emphasis">Diseño Físico y Lógico de la Red</text:span></text:h>
      <text:h text:style-name="Heading_20_4" text:outline-level="4"><text:span text:style-name="Strong_20_Emphasis">Mapa Físico</text:span>:</text:h>
      <text:p text:style-name="Text_20_body">En el diseño físico, distribuye los dispositivos de la siguiente manera:</text:p>
      <text:list text:style-name="L15">
        <text:list-item>
          <text:p text:style-name="P41">Las estaciones de trabajo se distribuyen en 2 filas de 5 puestos cada una, conectadas mediante cableado Cat 6 al switch.</text:p>
        </text:list-item>
        <text:list-item>
          <text:p text:style-name="P41">El servidor estará en una sala separada para su seguridad física, conectado directamente al switch.</text:p>
        </text:list-item>
        <text:list-item>
          <text:p text:style-name="P40">Los puntos de acceso Wi-Fi se colocarán en el techo, uno en el área de trabajo principal y otro en la sala de reuniones, asegurando cobertura total.</text:p>
        </text:list-item>
      </text:list>
      <text:h text:style-name="Heading_20_4" text:outline-level="4"><text:span text:style-name="Strong_20_Emphasis">Mapa Lógico</text:span>:</text:h>
      <text:list text:style-name="L16">
        <text:list-item>
          <text:p text:style-name="P43"><text:span text:style-name="Strong_20_Emphasis">Router</text:span>: Punto de salida a internet y entrada para VPN.</text:p>
        </text:list-item>
        <text:list-item>
          <text:p text:style-name="P43"><text:span text:style-name="Strong_20_Emphasis">Switch</text:span>: Distribuye la conexión a cada estación de trabajo y al servidor.</text:p>
        </text:list-item>
        <text:list-item>
          <text:p text:style-name="P43"><text:span text:style-name="Strong_20_Emphasis">Servidor</text:span>: Actúa como controlador de dominio, archivo compartido y servidor de aplicaciones.</text:p>
        </text:list-item>
        <text:list-item>
          <text:p text:style-name="P43"><text:span text:style-name="Strong_20_Emphasis">Estaciones de trabajo</text:span>: Se conectan al servidor para autenticación y acceso a archivos y aplicaciones de la empresa.</text:p>
        </text:list-item>
        <text:list-item>
          <text:p text:style-name="P42"><text:span text:style-name="Strong_20_Emphasis">Puntos de acceso Wi-Fi</text:span>: Extienden la red a dispositivos inalámbricos.</text:p>
        </text:list-item>
      </text:list>
      <text:p text:style-name="Horizontal_20_Line"/>
      <text:h text:style-name="Heading_20_3" text:outline-level="3"><text:span text:style-name="Strong_20_Emphasis">Seguridad y Backup</text:span></text:h>
      <text:list text:style-name="L17">
        <text:list-item>
          <text:p text:style-name="P45"><text:span text:style-name="Strong_20_Emphasis">Firewall Físico</text:span>: Bloquea accesos no autorizados.</text:p>
        </text:list-item>
        <text:list-item>
          <text:p text:style-name="P45"><text:span text:style-name="Strong_20_Emphasis">Copia de Seguridad</text:span>: Almacenamiento en la nube y almacenamiento local en RAID 5.</text:p>
        </text:list-item>
        <text:list-item>
          <text:p text:style-name="P45"><text:span text:style-name="Strong_20_Emphasis">Antivirus Corporativo</text:span>: Protege los equipos frente a amenazas.</text:p>
        </text:list-item>
        <text:list-item>
          <text:p text:style-name="P44"><text:span text:style-name="Strong_20_Emphasis">Políticas de Contraseñas</text:span>: Contraseñas seguras y cambio regular.</text:p>
        </text:list-item>
      </text:list>
      <text:p text:style-name="P5"><text:span text:style-name="Strong_20_Emphasis"><text:span text:style-name="T6"/></text:span></text:p>
      <text:p text:style-name="P60"><text:span text:style-name="Strong_20_Emphasis"><text:span text:style-name="T11">Albarán</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Strong_20_Emphasis"><text:span text:style-name="T15">Descripci</text:span></text:span><text:span text:style-name="T14">ón</text:span></text:p>
          </table:table-cell>
          <table:table-cell table:style-name="Table1.A1" office:value-type="string">
            <text:p text:style-name="P9"><text:span text:style-name="T14">Cantidad</text:span></text:p>
          </table:table-cell>
          <table:table-cell table:style-name="Table1.A1" office:value-type="string">
            <text:p text:style-name="P9"><text:span text:style-name="T14">Precio Unitario (USD)</text:span></text:p>
          </table:table-cell>
          <table:table-cell table:style-name="Table1.A1" office:value-type="string">
            <text:p text:style-name="P9"><text:span text:style-name="T14">Total (USD)</text:span></text:p>
          </table:table-cell>
        </table:table-row>
        <table:table-row table:style-name="Table1.1">
          <table:table-cell table:style-name="Table1.A1" office:value-type="string">
            <text:p text:style-name="P9"><text:span text:style-name="T14">PC de Desarrollo - Procesador Intel Core i7-11700K</text:span></text:p>
          </table:table-cell>
          <table:table-cell table:style-name="Table1.A1" office:value-type="string">
            <text:p text:style-name="P10"><text:span text:style-name="T14">1</text:span></text:p>
          </table:table-cell>
          <table:table-cell table:style-name="Table1.A1" office:value-type="string">
            <text:p text:style-name="P10"><text:span text:style-name="T14">379</text:span></text:p>
          </table:table-cell>
          <table:table-cell table:style-name="Table1.A1" office:value-type="string">
            <text:p text:style-name="P10"><text:span text:style-name="T14">379</text:span></text:p>
          </table:table-cell>
        </table:table-row>
        <table:table-row table:style-name="Table1.1">
          <table:table-cell table:style-name="Table1.A1" office:value-type="string">
            <text:p text:style-name="P9"><text:span text:style-name="T14">PC de Desarrollo - Placa base MSI Z490-A PRO</text:span></text:p>
          </table:table-cell>
          <table:table-cell table:style-name="Table1.A1" office:value-type="string">
            <text:p text:style-name="P10"><text:span text:style-name="T14">1</text:span></text:p>
          </table:table-cell>
          <table:table-cell table:style-name="Table1.A1" office:value-type="string">
            <text:p text:style-name="P10"><text:span text:style-name="T14">190</text:span></text:p>
          </table:table-cell>
          <table:table-cell table:style-name="Table1.A1" office:value-type="string">
            <text:p text:style-name="P10"><text:span text:style-name="T14">190</text:span></text:p>
          </table:table-cell>
        </table:table-row>
        <table:table-row table:style-name="Table1.1">
          <table:table-cell table:style-name="Table1.A1" office:value-type="string">
            <text:p text:style-name="P9"><text:span text:style-name="T14">PC de Desarrollo - Memoria RAM 32 GB DDR4</text:span></text:p>
          </table:table-cell>
          <table:table-cell table:style-name="Table1.A1" office:value-type="string">
            <text:p text:style-name="P10"><text:span text:style-name="T14">1</text:span></text:p>
          </table:table-cell>
          <table:table-cell table:style-name="Table1.A1" office:value-type="string">
            <text:p text:style-name="P10"><text:span text:style-name="T14">130</text:span></text:p>
          </table:table-cell>
          <table:table-cell table:style-name="Table1.A1" office:value-type="string">
            <text:p text:style-name="P10"><text:span text:style-name="T14">130</text:span></text:p>
          </table:table-cell>
        </table:table-row>
        <table:table-row table:style-name="Table1.1">
          <table:table-cell table:style-name="Table1.A1" office:value-type="string">
            <text:p text:style-name="P9"><text:span text:style-name="T14">PC de Desarrollo - Almacenamiento SSD NVMe 1 TB</text:span></text:p>
          </table:table-cell>
          <table:table-cell table:style-name="Table1.A1" office:value-type="string">
            <text:p text:style-name="P10"><text:span text:style-name="T14">1</text:span></text:p>
          </table:table-cell>
          <table:table-cell table:style-name="Table1.A1" office:value-type="string">
            <text:p text:style-name="P10"><text:span text:style-name="T14">99</text:span></text:p>
          </table:table-cell>
          <table:table-cell table:style-name="Table1.A1" office:value-type="string">
            <text:p text:style-name="P10"><text:span text:style-name="T14">99</text:span></text:p>
          </table:table-cell>
        </table:table-row>
        <table:table-row table:style-name="Table1.1">
          <table:table-cell table:style-name="Table1.A1" office:value-type="string">
            <text:p text:style-name="P9"><text:span text:style-name="T14">PC de Desarrollo - Tarjeta gráfica Nvidia GTX 1660 Super</text:span></text:p>
          </table:table-cell>
          <table:table-cell table:style-name="Table1.A1" office:value-type="string">
            <text:p text:style-name="P10"><text:span text:style-name="T14">1</text:span></text:p>
          </table:table-cell>
          <table:table-cell table:style-name="Table1.A1" office:value-type="string">
            <text:p text:style-name="P10"><text:span text:style-name="T14">229</text:span></text:p>
          </table:table-cell>
          <table:table-cell table:style-name="Table1.A1" office:value-type="string">
            <text:p text:style-name="P10"><text:span text:style-name="T14">229</text:span></text:p>
          </table:table-cell>
        </table:table-row>
        <table:table-row table:style-name="Table1.1">
          <table:table-cell table:style-name="Table1.A1" office:value-type="string">
            <text:p text:style-name="P9"><text:span text:style-name="T14">PC de Desarrollo - Fuente de Alimentación Corsair RM750x</text:span></text:p>
          </table:table-cell>
          <table:table-cell table:style-name="Table1.A1" office:value-type="string">
            <text:p text:style-name="P10"><text:span text:style-name="T14">1</text:span></text:p>
          </table:table-cell>
          <table:table-cell table:style-name="Table1.A1" office:value-type="string">
            <text:p text:style-name="P10"><text:span text:style-name="T14">130</text:span></text:p>
          </table:table-cell>
          <table:table-cell table:style-name="Table1.A1" office:value-type="string">
            <text:p text:style-name="P10"><text:span text:style-name="T14">130</text:span></text:p>
          </table:table-cell>
        </table:table-row>
        <table:table-row table:style-name="Table1.1">
          <table:table-cell table:style-name="Table1.A1" office:value-type="string">
            <text:p text:style-name="P9"><text:span text:style-name="T14">PC de Desarrollo - Refrigeración líquida Corsair H100i</text:span></text:p>
          </table:table-cell>
          <table:table-cell table:style-name="Table1.A1" office:value-type="string">
            <text:p text:style-name="P10"><text:span text:style-name="T14">1</text:span></text:p>
          </table:table-cell>
          <table:table-cell table:style-name="Table1.A1" office:value-type="string">
            <text:p text:style-name="P10"><text:span text:style-name="T14">120</text:span></text:p>
          </table:table-cell>
          <table:table-cell table:style-name="Table1.A1" office:value-type="string">
            <text:p text:style-name="P10"><text:span text:style-name="T14">120</text:span></text:p>
          </table:table-cell>
        </table:table-row>
        <table:table-row table:style-name="Table1.1">
          <table:table-cell table:style-name="Table1.A1" office:value-type="string">
            <text:p text:style-name="P9"><text:span text:style-name="T14">PC de Administración - Procesador Intel Core i5-10400</text:span></text:p>
          </table:table-cell>
          <table:table-cell table:style-name="Table1.A1" office:value-type="string">
            <text:p text:style-name="P10"><text:span text:style-name="T14">1</text:span></text:p>
          </table:table-cell>
          <table:table-cell table:style-name="Table1.A1" office:value-type="string">
            <text:p text:style-name="P10"><text:span text:style-name="T14">170</text:span></text:p>
          </table:table-cell>
          <table:table-cell table:style-name="Table1.A1" office:value-type="string">
            <text:p text:style-name="P10"><text:span text:style-name="T14">170</text:span></text:p>
          </table:table-cell>
        </table:table-row>
        <table:table-row table:style-name="Table1.1">
          <table:table-cell table:style-name="Table1.A1" office:value-type="string">
            <text:p text:style-name="P9"><text:span text:style-name="T14">PC de Administración - Placa base MSI B460M PRO-VDH</text:span></text:p>
          </table:table-cell>
          <table:table-cell table:style-name="Table1.A1" office:value-type="string">
            <text:p text:style-name="P10"><text:span text:style-name="T14">1</text:span></text:p>
          </table:table-cell>
          <table:table-cell table:style-name="Table1.A1" office:value-type="string">
            <text:p text:style-name="P10"><text:span text:style-name="T14">90</text:span></text:p>
          </table:table-cell>
          <table:table-cell table:style-name="Table1.A1" office:value-type="string">
            <text:p text:style-name="P10"><text:span text:style-name="T14">90</text:span></text:p>
          </table:table-cell>
        </table:table-row>
        <table:table-row table:style-name="Table1.1">
          <table:table-cell table:style-name="Table1.A1" office:value-type="string">
            <text:p text:style-name="P9"><text:span text:style-name="T14">PC de Administración - Memoria RAM 16 GB DDR4</text:span></text:p>
          </table:table-cell>
          <table:table-cell table:style-name="Table1.A1" office:value-type="string">
            <text:p text:style-name="P10"><text:span text:style-name="T14">1</text:span></text:p>
          </table:table-cell>
          <table:table-cell table:style-name="Table1.A1" office:value-type="string">
            <text:p text:style-name="P10"><text:span text:style-name="T14">70</text:span></text:p>
          </table:table-cell>
          <table:table-cell table:style-name="Table1.A1" office:value-type="string">
            <text:p text:style-name="P10"><text:span text:style-name="T14">70</text:span></text:p>
          </table:table-cell>
        </table:table-row>
        <table:table-row table:style-name="Table1.1">
          <table:table-cell table:style-name="Table1.A1" office:value-type="string">
            <text:p text:style-name="P9"><text:span text:style-name="T14">PC de Administración - Almacenamiento SSD Crucial MX500 512 GB</text:span></text:p>
          </table:table-cell>
          <table:table-cell table:style-name="Table1.A1" office:value-type="string">
            <text:p text:style-name="P10"><text:span text:style-name="T14">1</text:span></text:p>
          </table:table-cell>
          <table:table-cell table:style-name="Table1.A1" office:value-type="string">
            <text:p text:style-name="P10"><text:span text:style-name="T14">55</text:span></text:p>
          </table:table-cell>
          <table:table-cell table:style-name="Table1.A1" office:value-type="string">
            <text:p text:style-name="P10"><text:span text:style-name="T14">55</text:span></text:p>
          </table:table-cell>
        </table:table-row>
        <table:table-row table:style-name="Table1.1">
          <table:table-cell table:style-name="Table1.A1" office:value-type="string">
            <text:p text:style-name="P9"><text:span text:style-name="T14">PC de Administración - Fuente de Alimentación Corsair CV450</text:span></text:p>
          </table:table-cell>
          <table:table-cell table:style-name="Table1.A1" office:value-type="string">
            <text:p text:style-name="P10"><text:span text:style-name="T14">1</text:span></text:p>
          </table:table-cell>
          <table:table-cell table:style-name="Table1.A1" office:value-type="string">
            <text:p text:style-name="P10"><text:span text:style-name="T14">50</text:span></text:p>
          </table:table-cell>
          <table:table-cell table:style-name="Table1.A1" office:value-type="string">
            <text:p text:style-name="P10"><text:span text:style-name="T14">50</text:span></text:p>
          </table:table-cell>
        </table:table-row>
        <table:table-row table:style-name="Table1.1">
          <table:table-cell table:style-name="Table1.A1" office:value-type="string">
            <text:p text:style-name="P9"><text:span text:style-name="T14">Portátil Dell XPS 15 (i7-13700H, 32GB RAM, Nvidia RTX </text:span><text:soft-page-break/><text:span text:style-name="T14">4060)</text:span></text:p>
          </table:table-cell>
          <table:table-cell table:style-name="Table1.A1" office:value-type="string">
            <text:p text:style-name="P10"><text:span text:style-name="T14">1</text:span></text:p>
          </table:table-cell>
          <table:table-cell table:style-name="Table1.A1" office:value-type="string">
            <text:p text:style-name="P10"><text:span text:style-name="T14">2499</text:span></text:p>
          </table:table-cell>
          <table:table-cell table:style-name="Table1.A1" office:value-type="string">
            <text:p text:style-name="P10"><text:span text:style-name="T14">2499</text:span></text:p>
          </table:table-cell>
        </table:table-row>
        <table:table-row table:style-name="Table1.1">
          <table:table-cell table:style-name="Table1.A1" office:value-type="string">
            <text:p text:style-name="P9"><text:span text:style-name="T14">TOTAL</text:span></text:p>
          </table:table-cell>
          <table:table-cell table:style-name="Table1.A1" office:value-type="string">
            <text:p text:style-name="P11" loext:marker-style-name="T14"/>
          </table:table-cell>
          <table:table-cell table:style-name="Table1.A1" office:value-type="string">
            <text:p text:style-name="P11" loext:marker-style-name="T14"/>
          </table:table-cell>
          <table:table-cell table:style-name="Table1.A1" office:value-type="string">
            <text:p text:style-name="P10"><text:span text:style-name="T14">4211</text:span></text:p>
          </table:table-cell>
        </table:table-row>
      </table:table>
      <text:p text:style-name="Standard"/>
      <text:p text:style-name="P12"><text:span text:style-name="Strong_20_Emphasis"><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7:31:22.815793288</meta:creation-date>
    <meta:generator>LibreOffice/24.2.6.2$Linux_X86_64 LibreOffice_project/420$Build-2</meta:generator>
    <dc:date>2024-10-14T18:48:30.578497428</dc:date>
    <meta:editing-duration>PT2H31M23S</meta:editing-duration>
    <meta:editing-cycles>10</meta:editing-cycles>
    <meta:document-statistic meta:table-count="1" meta:image-count="0" meta:object-count="0" meta:page-count="10" meta:paragraph-count="264" meta:word-count="2879" meta:character-count="18144" meta:non-whitespace-character-count="15670"/>
  </office:meta>
</office:document-meta>
</file>